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6cm" fo:margin-left="-0.005cm" table:align="left"/>
    </style:style>
    <style:style style:name="Tableau1.A" style:family="table-column">
      <style:table-column-properties style:column-width="3.094cm"/>
    </style:style>
    <style:style style:name="Tableau1.B" style:family="table-column">
      <style:table-column-properties style:column-width="4.112cm"/>
    </style:style>
    <style:style style:name="Tableau1.C" style:family="table-column">
      <style:table-column-properties style:column-width="5.535cm"/>
    </style:style>
    <style:style style:name="Tableau1.D" style:family="table-column">
      <style:table-column-properties style:column-width="4.26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1.549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4197" officeooo:paragraph-rsid="000241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24197"/>
    </style:style>
    <style:style style:name="P3" style:family="paragraph" style:parent-style-name="Table_20_Contents">
      <style:paragraph-properties fo:text-align="center" style:justify-single-word="false"/>
      <style:text-properties officeooo:paragraph-rsid="0003ab94"/>
    </style:style>
    <style:style style:name="P4" style:family="paragraph" style:parent-style-name="Table_20_Contents">
      <style:paragraph-properties fo:text-align="center" style:justify-single-word="false"/>
      <style:text-properties officeooo:paragraph-rsid="00075b5e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03ab94" officeooo:paragraph-rsid="0003ab94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06ceb6" officeooo:paragraph-rsid="0006ceb6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03ef91" officeooo:paragraph-rsid="0003ef91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024197" officeooo:paragraph-rsid="00024197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0cabe9" officeooo:paragraph-rsid="000cabe9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0d6833" officeooo:paragraph-rsid="000d6833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06ceb6" officeooo:paragraph-rsid="0006ceb6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0e7896" officeooo:paragraph-rsid="000e7896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color="#c9211e" fo:font-size="16pt" officeooo:rsid="000cabe9" officeooo:paragraph-rsid="000cabe9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color="#c9211e" fo:font-size="16pt" officeooo:rsid="000d6833" officeooo:paragraph-rsid="000d6833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officeooo:paragraph-rsid="0003ab94"/>
    </style:style>
    <style:style style:name="P16" style:family="paragraph" style:parent-style-name="Table_20_Contents">
      <style:paragraph-properties fo:text-align="center" style:justify-single-word="false"/>
      <style:text-properties officeooo:paragraph-rsid="0006ceb6"/>
    </style:style>
    <style:style style:name="P17" style:family="paragraph" style:parent-style-name="Table_20_Contents">
      <style:paragraph-properties fo:text-align="center" style:justify-single-word="false"/>
      <style:text-properties officeooo:rsid="000e7896" officeooo:paragraph-rsid="000e7896"/>
    </style:style>
    <style:style style:name="T1" style:family="text">
      <style:text-properties officeooo:rsid="0003ef9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3ab94" style:font-size-asian="16pt" style:font-size-complex="16pt"/>
    </style:style>
    <style:style style:name="T4" style:family="text">
      <style:text-properties fo:font-size="16pt" officeooo:rsid="00072cfc" style:font-size-asian="16pt" style:font-size-complex="16pt"/>
    </style:style>
    <style:style style:name="T5" style:family="text">
      <style:text-properties fo:font-size="16pt" officeooo:rsid="00075b5e" style:font-size-asian="16pt" style:font-size-complex="16pt"/>
    </style:style>
    <style:style style:name="T6" style:family="text">
      <style:text-properties fo:font-size="16pt" officeooo:rsid="000cabe9" style:font-size-asian="16pt" style:font-size-complex="16pt"/>
    </style:style>
    <style:style style:name="T7" style:family="text">
      <style:text-properties fo:font-size="16pt" officeooo:rsid="000d6833" style:font-size-asian="16pt" style:font-size-complex="16pt"/>
    </style:style>
    <style:style style:name="T8" style:family="text">
      <style:text-properties fo:font-size="16pt" officeooo:rsid="0006ceb6" style:font-size-asian="16pt" style:font-size-complex="16pt"/>
    </style:style>
    <style:style style:name="T9" style:family="text">
      <style:text-properties fo:font-size="16pt" officeooo:rsid="000e7896" style:font-size-asian="16pt" style:font-size-complex="16pt"/>
    </style:style>
    <style:style style:name="T10" style:family="text">
      <style:text-properties fo:font-size="16pt" style:text-underline-style="solid" style:text-underline-width="auto" style:text-underline-color="font-color" fo:font-weight="bold" officeooo:rsid="00024197" style:font-size-asian="16pt" style:font-weight-asian="bold" style:font-size-complex="16pt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officeooo:rsid="000a3de3" style:font-size-asian="16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0e7896" style:font-size-asian="16pt" style:font-weight-asian="bold" style:font-size-complex="16pt" style:font-weight-complex="bold"/>
    </style:style>
    <style:style style:name="T13" style:family="text">
      <style:text-properties officeooo:rsid="000cabe9"/>
    </style:style>
    <style:style style:name="T14" style:family="text">
      <style:text-properties officeooo:rsid="000d6833"/>
    </style:style>
    <style:style style:name="T15" style:family="text">
      <style:text-properties officeooo:rsid="000e78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Séquence:</text:span><text:span text:style-name="T12">Translation et vecteurs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74759583424">
          <table:table-cell table:style-name="Tableau1.A1" office:value-type="string">
            <text:p text:style-name="P8">Séance<text:span text:style-name="T1">s</text:span></text:p>
          </table:table-cell>
          <table:table-cell table:style-name="Tableau1.A1" office:value-type="string">
            <text:p text:style-name="P5">Activités</text:p>
          </table:table-cell>
          <table:table-cell table:style-name="Tableau1.A1" office:value-type="string">
            <text:p text:style-name="P5">Traces écrites</text:p>
          </table:table-cell>
          <table:table-cell table:style-name="Tableau1.D1" office:value-type="string">
            <text:p text:style-name="P5">Ex application</text:p>
          </table:table-cell>
        </table:table-row>
        <table:table-row table:style-name="TableLine94374763473424">
          <table:table-cell table:style-name="Tableau1.A2" office:value-type="string">
            <text:p text:style-name="P6">Mardi</text:p>
            <text:p text:style-name="P9">08/0<text:span text:style-name="T15">3</text:span>/2022</text:p>
          </table:table-cell>
          <table:table-cell table:style-name="Tableau1.A2" office:value-type="string">
            <text:p text:style-name="P5">Act 1 <text:span text:style-name="T13">groupe</text:span></text:p>
            <text:p text:style-name="P9">translations</text:p>
          </table:table-cell>
          <table:table-cell table:style-name="Tableau1.A2" office:value-type="string">
            <text:p text:style-name="P3"><text:span text:style-name="T4"/></text:p>
          </table:table-cell>
          <table:table-cell table:style-name="Tableau1.D2" office:value-type="string">
            <text:p text:style-name="P5"/>
          </table:table-cell>
        </table:table-row>
        <table:table-row table:style-name="TableLine94374762610832">
          <table:table-cell table:style-name="Tableau1.A2" office:value-type="string">
            <text:p text:style-name="P6">Mercredi</text:p>
            <text:p text:style-name="P9">09/0<text:span text:style-name="T15">3</text:span>/202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I] notion de vecteur</text:p>
            <text:p text:style-name="P9">1)Translation</text:p>
            <text:p text:style-name="P9">2) Vecteur</text:p>
          </table:table-cell>
          <table:table-cell table:style-name="Tableau1.D2" office:value-type="string">
            <text:p text:style-name="P13">Exercice séance stats à finir</text:p>
          </table:table-cell>
        </table:table-row>
        <table:table-row table:style-name="TableLine94374762716720">
          <table:table-cell table:style-name="Tableau1.A2" office:value-type="string">
            <text:p text:style-name="P6">Lundi</text:p>
            <text:p text:style-name="P10">14/0<text:span text:style-name="T15">3</text:span>/2022</text:p>
          </table:table-cell>
          <table:table-cell table:style-name="Tableau1.A2" office:value-type="string">
            <text:p text:style-name="P3"><text:span text:style-name="T3">Act </text:span><text:span text:style-name="T5">2 </text:span></text:p>
          </table:table-cell>
          <table:table-cell table:style-name="Tableau1.A2" office:value-type="string">
            <text:p text:style-name="P9">I] 3) Vecteurs égaux</text:p>
            <text:p text:style-name="P9">4) Représentants vecteurs</text:p>
            <text:p text:style-name="P9">5) Vecteurs particuliers</text:p>
          </table:table-cell>
          <table:table-cell table:style-name="Tableau1.D2" office:value-type="string">
            <text:p text:style-name="P3"><text:span text:style-name="T3">Ex </text:span><text:span text:style-name="T6">27, </text:span><text:span text:style-name="T7">31</text:span><text:span text:style-name="T6"> p 184</text:span></text:p>
          </table:table-cell>
        </table:table-row>
        <table:table-row table:style-name="TableLine94374771117056">
          <table:table-cell table:style-name="Tableau1.A2" office:value-type="string">
            <text:p text:style-name="P6">Mardi</text:p>
            <text:p text:style-name="P10">15/0<text:span text:style-name="T15">3</text:span>/2022</text:p>
          </table:table-cell>
          <table:table-cell table:style-name="Tableau1.A2" office:value-type="string">
            <text:p text:style-name="P4"><text:span text:style-name="T3">Act </text:span><text:span text:style-name="T7">3 info</text:span></text:p>
          </table:table-cell>
          <table:table-cell table:style-name="Tableau1.A2" office:value-type="string">
            <text:p text:style-name="P10"/>
          </table:table-cell>
          <table:table-cell table:style-name="Tableau1.D2" office:value-type="string">
            <text:p text:style-name="P5"/>
          </table:table-cell>
        </table:table-row>
        <table:table-row table:style-name="TableLine94374771759104">
          <table:table-cell table:style-name="Tableau1.A2" office:value-type="string">
            <text:p text:style-name="P6">Mercredi</text:p>
            <text:p text:style-name="P16"><text:span text:style-name="T7">16</text:span><text:span text:style-name="T8">/0</text:span><text:span text:style-name="T9">3</text:span><text:span text:style-name="T8">/2022</text:span>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0">II] Somme de deux vecteurs</text:p>
            <text:p text:style-name="P10">1) Définition</text:p>
            <text:p text:style-name="P10">2) Représentation</text:p>
          </table:table-cell>
          <table:table-cell table:style-name="Tableau1.D2" office:value-type="string">
            <text:p text:style-name="P10">Exercice 41 p 186</text:p>
            <text:p text:style-name="P14">a finir à la maison</text:p>
          </table:table-cell>
        </table:table-row>
        <table:table-row table:style-name="Tableau1.7">
          <table:table-cell table:style-name="Tableau1.A2" office:value-type="string">
            <text:p text:style-name="P6">Lundi</text:p>
            <text:p text:style-name="P16"><text:span text:style-name="T7">21</text:span><text:span text:style-name="T8">/0</text:span><text:span text:style-name="T9">3</text:span><text:span text:style-name="T8">/2022</text:span></text:p>
          </table:table-cell>
          <table:table-cell table:style-name="Tableau1.A2" office:value-type="string">
            <text:p text:style-name="P10">QCM</text:p>
          </table:table-cell>
          <table:table-cell table:style-name="Tableau1.A2" office:value-type="string">
            <text:p text:style-name="P10">II] 3) Propriétées</text:p>
          </table:table-cell>
          <table:table-cell table:style-name="Tableau1.D2" office:value-type="string">
            <text:p text:style-name="P10">Exercices 33,38 , 40, 46 p 186</text:p>
          </table:table-cell>
        </table:table-row>
        <table:table-row table:style-name="Tableau1.7">
          <table:table-cell table:style-name="Tableau1.A2" office:value-type="string">
            <text:p text:style-name="P17"><text:span text:style-name="T8">L</text:span><text:span text:style-name="T2">undi</text:span></text:p>
            <text:p text:style-name="P17"><text:span text:style-name="T2">28/03/2022</text:span></text:p>
          </table:table-cell>
          <table:table-cell table:style-name="Tableau1.D2" table:number-columns-spanned="3" office:value-type="string">
            <text:p text:style-name="P12">EVALUATION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0:17:53.270128629</meta:creation-date>
    <dc:date>2022-03-08T10:16:10.201772451</dc:date>
    <meta:editing-duration>PT10M25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40" meta:word-count="89" meta:character-count="536" meta:non-whitespace-character-count="486"/>
  </office:meta>
</office:document-meta>
</file>